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4" svg:font-family="Tahoma"/>
    <style:font-face style:name="Times New Roman1" svg:font-family="'Times New Roman', serif"/>
    <style:font-face style:name="Tahoma3" svg:font-family="Tahoma" style:font-family-generic="swiss"/>
    <style:font-face style:name="Tahoma" svg:font-family="Tahoma, Tahoma" style:font-family-generic="swiss"/>
    <style:font-face style:name="Verdana1" svg:font-family="Verdana" style:font-family-generic="swiss"/>
    <style:font-face style:name="Verdana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887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16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69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905cm"/>
          <style:tab-stop style:position="3.334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.575cm"/>
          <style:tab-stop style:position="3.334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3.157cm"/>
        </style:tab-stops>
      </style:paragraph-properties>
      <style:text-properties style:font-name="Times New Roman" fo:font-size="10pt" fo:font-weight="normal" style:font-name-asian="Verdana1" style:font-size-asian="10pt" style:font-weight-asian="normal" style:font-name-complex="Verdana1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1" style:font-size-asian="10pt" style:font-name-complex="Verdana1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3.193cm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3.157cm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16" style:family="paragraph" style:parent-style-name="Standard">
      <style:paragraph-properties style:text-autospace="none"/>
      <style:text-properties style:font-name="Times New Roman" fo:font-size="10pt" style:font-name-asian="Verdana1" style:font-size-asian="10pt" style:font-name-complex="Verdana1" style:font-size-complex="10pt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3.157cm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>
      <style:paragraph-properties fo:text-align="center" style:justify-single-word="false"/>
      <style:text-properties style:font-name="Times New Roman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5" style:family="paragraph" style:parent-style-name="Standard">
      <style:paragraph-properties fo:margin-left="1.81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6" style:family="paragraph" style:parent-style-name="Standard">
      <style:paragraph-properties fo:margin-left="1.905cm" fo:margin-right="0cm" fo:text-indent="0cm" style:auto-text-indent="false" style:text-autospace="none"/>
      <style:text-properties style:font-name="Times New Roman" fo:font-size="10pt" style:font-name-asian="Verdana1" style:font-size-asian="10pt" style:font-name-complex="Verdana1" style:font-size-complex="10pt"/>
    </style:style>
    <style:style style:name="P27" style:family="paragraph" style:parent-style-name="Standard">
      <style:paragraph-properties fo:margin-left="1.905cm" fo:margin-right="0cm" fo:text-align="justify" style:justify-single-word="false" fo:text-indent="0cm" style:auto-text-indent="false"/>
    </style:style>
    <style:style style:name="P28" style:family="paragraph" style:parent-style-name="Default">
      <style:paragraph-properties fo:margin-left="1.905cm" fo:margin-right="0cm" fo:text-align="justify" style:justify-single-word="false" fo:text-indent="0cm" style:auto-text-indent="fals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29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 style:list-style-name="L4">
      <style:paragraph-properties fo:text-align="justify" style:justify-single-word="false">
        <style:tab-stops>
          <style:tab-stop style:position="1.887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 style:list-style-name="L9">
      <style:paragraph-properties fo:text-align="justify" style:justify-single-word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1" style:font-size-asian="10pt" style:font-weight-asian="normal" style:font-name-complex="Verdana1" style:font-size-complex="10pt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 style:list-style-name="L4">
      <style:paragraph-properties fo:text-align="justify" style:justify-single-word="false"/>
    </style:style>
    <style:style style:name="P39" style:family="paragraph" style:parent-style-name="Standard" style:list-style-name="L10">
      <style:paragraph-properties fo:text-align="justify" style:justify-single-word="false" style:text-autospace="none"/>
    </style:style>
    <style:style style:name="P40" style:family="paragraph" style:parent-style-name="Standard" style:list-style-name="L4">
      <style:paragraph-properties fo:text-align="justify" style:justify-single-word="false"/>
      <style:text-properties fo:color="#2323dc" style:font-name="Times New Roman1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46" style:family="paragraph" style:parent-style-name="Standard" style:list-style-name="L2">
      <style:paragraph-properties fo:margin-left="1.879cm" fo:margin-right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2">
      <style:paragraph-properties fo:margin-left="1.879cm" fo:margin-right="0cm" fo:text-indent="0cm" style:auto-text-indent="false"/>
      <style:text-properties style:font-name="Times New Roman"/>
    </style:style>
    <style:style style:name="P48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use-window-font-color="true" fo:font-size="10pt" style:font-size-asian="8.75pt" style:font-size-complex="10pt"/>
    </style:style>
    <style:style style:name="P49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color="#000000" style:font-name="Times New Roman" fo:font-size="10pt" fo:font-weight="normal" style:font-name-asian="Tahoma3" style:font-size-asian="8.75pt" style:font-weight-asian="normal" style:font-name-complex="Tahoma3" style:font-size-complex="10pt" style:font-weight-complex="normal"/>
    </style:style>
    <style:style style:name="P50" style:family="paragraph" style:parent-style-name="Standard" style:list-style-name="L6">
      <style:paragraph-properties fo:margin-left="1.88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1.852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 style:list-style-name="L8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Standard" style:list-style-name="L11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5" style:family="paragraph" style:parent-style-name="Standard" style:list-style-name="L9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6" style:family="paragraph" style:parent-style-name="Standard" style:list-style-name="L12">
      <style:paragraph-properties fo:margin-left="1.81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7" style:family="paragraph" style:parent-style-name="Standard">
      <style:paragraph-properties fo:margin-left="1.81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10">
      <style:paragraph-properties fo:margin-left="1.81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10">
      <style:paragraph-properties fo:margin-left="1.817cm" fo:margin-right="0cm" fo:text-align="justify" style:justify-single-word="false" fo:text-indent="0cm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0" style:family="paragraph" style:parent-style-name="Standard">
      <style:paragraph-properties fo:margin-left="1.817cm" fo:margin-right="0cm" fo:text-align="justify" style:justify-single-word="false" fo:text-indent="0cm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1" style:family="paragraph" style:parent-style-name="Standard" style:list-style-name="L10">
      <style:paragraph-properties fo:margin-left="1.817cm" fo:margin-right="0cm" fo:text-align="justify" style:justify-single-word="false" fo:text-indent="0cm" style:auto-text-indent="false" style:text-autospace="none"/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62" style:family="paragraph" style:parent-style-name="Standard">
      <style:paragraph-properties fo:margin-left="1.817cm" fo:margin-right="0cm" fo:text-align="justify" style:justify-single-word="false" fo:text-indent="0cm" style:auto-text-indent="false" style:text-autospace="none"/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63" style:family="paragraph" style:parent-style-name="Standard">
      <style:paragraph-properties fo:margin-left="1.817cm" fo:margin-right="0cm" fo:text-align="justify" style:justify-single-word="false" fo:text-indent="0cm" style:auto-text-indent="false" style:text-autospace="none"/>
      <style:text-properties style:font-name="Times New Roman" fo:font-size="10pt" style:text-underline-style="solid" style:text-underline-width="auto" style:text-underline-color="font-color" fo:font-weight="normal" style:font-name-asian="Tahoma3" style:font-size-asian="10pt" style:font-weight-asian="normal" style:font-name-complex="Tahoma3" style:font-size-complex="10pt" style:font-weight-complex="normal"/>
    </style:style>
    <style:style style:name="P64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13">
      <style:paragraph-properties fo:margin-left="1.852cm" fo:margin-right="0cm" fo:text-align="justify" style:justify-single-word="false" fo:text-indent="-1.782cm" style:auto-text-indent="false">
        <style:tab-stops/>
      </style:paragraph-properties>
    </style:style>
    <style:style style:name="P67" style:family="paragraph" style:parent-style-name="Standard">
      <style:paragraph-properties fo:margin-left="0.071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.071cm" fo:margin-right="0cm" fo:text-align="justify" style:justify-single-word="false" fo:text-indent="1.182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>
      <style:paragraph-properties fo:margin-left="0.67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7">
      <style:paragraph-properties fo:margin-left="0.67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>
      <style:paragraph-properties fo:margin-left="0.67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>
      <style:paragraph-properties fo:margin-left="0.6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75" style:family="paragraph" style:parent-style-name="Heading_20_1">
      <style:text-properties style:font-name="Times New Roman"/>
    </style:style>
    <style:style style:name="P76" style:family="paragraph" style:parent-style-name="Heading_20_1">
      <style:paragraph-properties fo:margin-left="0cm" fo:margin-right="0cm" fo:text-indent="0cm" style:auto-text-indent="false"/>
      <style:text-properties style:font-name="Times New Roman"/>
    </style:style>
    <style:style style:name="P77" style:family="paragraph" style:parent-style-name="Heading_20_2">
      <style:text-properties style:use-window-font-color="true" style:font-name="Times New Roman"/>
    </style:style>
    <style:style style:name="P78" style:family="paragraph" style:parent-style-name="Heading_20_2">
      <style:text-properties style:font-name="Times New Roman"/>
    </style:style>
    <style:style style:name="P79" style:family="paragraph" style:parent-style-name="Heading_20_2">
      <style:paragraph-properties fo:margin-left="0cm" fo:margin-right="0cm" fo:text-indent="0cm" style:auto-text-indent="false"/>
      <style:text-properties style:font-name="Times New Roman"/>
    </style:style>
    <style:style style:name="P80" style:family="paragraph" style:parent-style-name="Heading_20_2" style:list-style-name="L1">
      <style:paragraph-properties fo:margin-left="0cm" fo:margin-right="0cm" fo:text-indent="0cm" style:auto-text-indent="false"/>
      <style:text-properties style:font-name="Times New Roman"/>
    </style:style>
    <style:style style:name="P81" style:family="paragraph" style:parent-style-name="Text_20_body" style:list-style-name="WW8Num7"/>
    <style:style style:name="P82" style:family="paragraph" style:parent-style-name="Text_20_body" style:list-style-name="WW8Num7">
      <style:text-properties style:font-name="Times New Roman" fo:font-size="10pt" style:font-name-asian="Verdana1" style:font-size-asian="10pt" style:font-name-complex="Verdana1" style:font-size-complex="10pt"/>
    </style:style>
    <style:style style:name="P83" style:family="paragraph" style:parent-style-name="Text_20_body" style:list-style-name="WW8Num7">
      <style:text-properties style:font-name="Times New Roman"/>
    </style:style>
    <style:style style:name="P84" style:family="paragraph" style:parent-style-name="Text_20_body" style:list-style-name="WW8Num7">
      <style:text-properties style:use-window-font-color="true" style:font-name="Times New Roman" fo:font-size="10pt" style:font-name-asian="Verdana1" style:font-size-asian="10pt" style:font-name-complex="Verdana1" style:font-size-complex="10pt"/>
    </style:style>
    <style:style style:name="P85" style:family="paragraph" style:parent-style-name="Text_20_body" style:list-style-name="WW8Num7">
      <style:text-properties style:use-window-font-color="true"/>
    </style:style>
    <style:style style:name="P86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87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88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9" style:family="paragraph" style:parent-style-name="Default">
      <style:paragraph-properties style:text-autospace="none"/>
      <style:text-properties fo:color="#000000" style:text-line-through-style="none" style:font-name="Times New Roman" fo:font-size="10pt" style:text-underline-style="none" style:font-name-asian="Tahoma" style:font-size-asian="10pt" style:font-name-complex="Tahoma" style:font-size-complex="10pt"/>
    </style:style>
    <style:style style:name="P90" style:family="paragraph" style:parent-style-name="Default" style:list-style-name="">
      <style:paragraph-properties style:text-autospace="none"/>
      <style:text-properties style:font-name="Times New Roman" fo:font-size="10pt" style:font-size-asian="10pt" style:font-size-complex="10pt"/>
    </style:style>
    <style:style style:name="P91" style:family="paragraph" style:parent-style-name="Default" style:list-style-name="L10">
      <style:paragraph-properties fo:text-align="justify" style:justify-single-word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2" style:family="paragraph" style:parent-style-name="Default">
      <style:paragraph-properties fo:text-align="justify" style:justify-single-word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3" style:family="paragraph" style:parent-style-name="Default" style:list-style-name="L9">
      <style:paragraph-properties fo:margin-left="1.799cm" fo:margin-right="0cm" fo:text-align="justify" style:justify-single-word="false" fo:text-indent="0cm" style:auto-text-indent="false"/>
      <style:text-properties style:font-name="Times New Roman" fo:font-size="10pt" style:text-underline-style="solid" style:text-underline-width="auto" style:text-underline-color="font-color" fo:font-weight="normal" style:font-name-asian="Tahoma3" style:font-size-asian="10pt" style:font-weight-asian="normal" style:font-name-complex="Tahoma3" style:font-size-complex="10pt" style:font-weight-complex="normal"/>
    </style:style>
    <style:style style:name="P94" style:family="paragraph" style:parent-style-name="Default" style:list-style-name="">
      <style:paragraph-properties fo:margin-left="1.288cm" fo:margin-right="0cm" fo:text-indent="0cm" style:auto-text-indent="false" style:text-autospace="none"/>
      <style:text-properties style:font-name="Times New Roman" fo:font-size="10pt" style:font-size-asian="10pt" style:font-size-complex="10pt"/>
    </style:style>
    <style:style style:name="P95" style:family="paragraph" style:parent-style-name="Default" style:list-style-name="">
      <style:paragraph-properties fo:margin-left="1.288cm" fo:margin-right="0cm" fo:text-indent="0cm" style:auto-text-indent="false" style:text-autospace="none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6" style:family="paragraph" style:parent-style-name="Default" style:list-style-name="">
      <style:paragraph-properties fo:margin-left="1.288cm" fo:margin-right="0cm" fo:text-indent="0cm" style:auto-text-indent="false" style:text-autospace="none"/>
      <style:text-properties style:font-name="Times New Roman" fo:font-size="10pt" style:text-underline-style="none" style:font-size-asian="10pt" style:font-size-complex="10pt"/>
    </style:style>
    <style:style style:name="P97" style:family="paragraph" style:parent-style-name="Default" style:list-style-name="">
      <style:paragraph-properties fo:margin-left="0.67cm" fo:margin-right="0cm" fo:text-align="justify" style:justify-single-word="false" fo:text-indent="0cm" style:auto-text-indent="false" style:text-autospace="none"/>
      <style:text-properties style:font-name="Times New Roman" fo:font-size="10pt" style:font-size-asian="10pt" style:font-size-complex="10pt"/>
    </style:style>
    <style:style style:name="P98" style:family="paragraph" style:parent-style-name="Default" style:list-style-name="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fo:language="pt" fo:country="BR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T9" style:family="text">
      <style:text-properties style:font-name="Times New Roman" fo:font-size="10pt" style:font-name-asian="Verdana1" style:font-size-asian="10pt" style:font-name-complex="Verdana1" style:font-size-complex="10pt"/>
    </style:style>
    <style:style style:name="T10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3" style:family="text">
      <style:text-properties fo:color="#2300dc" style:font-name="Times New Roman" fo:font-size="10pt" style:font-name-asian="Verdana1" style:font-size-asian="10pt" style:font-name-complex="Verdana1" style:font-size-complex="10pt"/>
    </style:style>
    <style:style style:name="T14" style:family="text">
      <style:text-properties fo:color="#0000ff" style:font-name="Times New Roman" fo:font-size="10pt" style:font-name-asian="Verdana1" style:font-size-asian="10pt" style:font-name-complex="Verdana1" style:font-size-complex="10pt"/>
    </style:style>
    <style:style style:name="T15" style:family="text">
      <style:text-properties style:use-window-font-color="true" style:font-name="Times New Roman" fo:font-size="10pt" style:font-name-asian="Verdana1" style:font-size-asian="10pt" style:font-name-complex="Verdana1" style:font-size-complex="10pt"/>
    </style:style>
    <style:style style:name="T16" style:family="text"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use-window-font-color="true" style:font-name-asian="Tahoma3" style:font-name-complex="Tahoma3"/>
    </style:style>
    <style:style style:name="T18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9" style:family="text">
      <style:text-properties style:use-window-font-color="true" fo:font-size="10pt" style:font-size-asian="8.75pt" style:font-size-complex="10pt"/>
    </style:style>
    <style:style style:name="T20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22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23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color="#000000" style:text-line-through-style="none" style:text-underline-style="none" style:font-name-asian="Wingdings 2" style:font-name-complex="Wingdings 2"/>
    </style:style>
    <style:style style:name="T25" style:family="text">
      <style:text-properties fo:color="#000000" style:text-line-through-style="none" style:text-underline-style="none" style:font-name-asian="Verdana" style:font-name-complex="Verdana"/>
    </style:style>
    <style:style style:name="T26" style:family="text">
      <style:text-properties fo:color="#000000" style:text-line-through-style="none" style:text-underline-style="solid" style:text-underline-width="auto" style:text-underline-color="font-color" style:font-name-asian="Verdana" style:font-name-complex="Verdana"/>
    </style:style>
    <style:style style:name="T27" style:family="text">
      <style:text-properties fo:color="#000000" style:text-line-through-style="none" style:font-name-asian="Verdana" style:font-name-complex="Verdana"/>
    </style:style>
    <style:style style:name="T28" style:family="text"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T29" style:family="text">
      <style:text-properties fo:color="#000000" style:text-line-through-style="none" style:font-name="Times New Roman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T30" style:family="text">
      <style:text-properties fo:color="#000000" style:text-line-through-style="none" style:font-name="Times New Roman" style:text-underline-style="none" style:font-name-asian="Verdana" style:font-name-complex="Verdana"/>
    </style:style>
    <style:style style:name="T31" style:family="text">
      <style:text-properties fo:color="#000000" style:font-size-asian="8.75pt"/>
    </style:style>
    <style:style style:name="T32" style:family="text">
      <style:text-properties fo:color="#000000" style:language-complex="ar" style:country-complex="SA"/>
    </style:style>
    <style:style style:name="T33" style:family="text">
      <style:text-properties fo:color="#000000" style:font-name-asian="Verdana" style:font-name-complex="Verdana"/>
    </style:style>
    <style:style style:name="T34" style:family="text">
      <style:text-properties fo:color="#000000" style:text-underline-style="none" style:font-name-asian="Verdana" style:font-name-complex="Verdana"/>
    </style:style>
    <style:style style:name="T35" style:family="text">
      <style:text-properties fo:font-weight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style:font-name-asian="Tahoma3" style:font-weight-asian="normal" style:font-name-complex="Tahoma3" style:font-weight-complex="normal"/>
    </style:style>
    <style:style style:name="T38" style:family="text">
      <style:text-properties style:font-name-asian="OpenSymbol" style:font-name-complex="OpenSymbol"/>
    </style:style>
    <style:style style:name="T39" style:family="text">
      <style:text-properties fo:color="#2323dc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font-name-asian="Tahoma3"/>
    </style:style>
    <style:style style:name="T44" style:family="text">
      <style:text-properties style:font-size-asian="10pt"/>
    </style:style>
    <style:style style:name="T45" style:family="text">
      <style:text-properties style:font-weight-asian="normal"/>
    </style:style>
    <style:style style:name="T46" style:family="text">
      <style:text-properties style:font-name-complex="Tahoma3"/>
    </style:style>
    <style:style style:name="T47" style:family="text">
      <style:text-properties style:font-size-complex="10pt"/>
    </style:style>
    <style:style style:name="T48" style:family="text">
      <style:text-properties style:language-complex="ar" style:country-complex="SA"/>
    </style:style>
    <style:style style:name="T49" style:family="text">
      <style:text-properties style:font-weight-complex="normal"/>
    </style:style>
    <style:style style:name="T50" style:family="text">
      <style:text-properties style:font-name="Times New Roman"/>
    </style:style>
    <style:style style:name="T51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Memória Virtual<text:line-break/>Caso de Uso: Cadastar Bem Patrimonial</text:p>
      <text:p text:style-name="P21"/>
      <text:h text:style-name="P75" text:outline-level="1">Breve Descrição</text:h>
      <text:p text:style-name="P20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75" text:outline-level="1">Breve Descrição dos Atores</text:h>
      <text:h text:style-name="P77" text:outline-level="2" text:is-list-header="true">Catalogador – <text:span text:style-name="T36">cadastra, edita e excliu bens patrimoniais do sistema</text:span></text:h>
      <text:h text:style-name="P75" text:outline-level="1">Pré-condições</text:h>
      <text:p text:style-name="P20">O usuário estar logado no sistema</text:p>
      <text:h text:style-name="P75" text:outline-level="1">Fluxo Básico de eventos</text:h>
      <text:list xml:id="list40668909" text:style-name="WW8Num7">
        <text:list-item>
          <text:p text:style-name="P81"><text:span text:style-name="T5">O caso de uso começa quando o catalogador </text:span><text:span text:style-name="T7">seleciona a opção “Cadastrar Bem Patrimonial” e o sistema exibe uma tela com os seguintes campos <text:s/>e opções:</text:span></text:p>
          <text:p text:style-name="P82">- Informações Gerais do Bem Patrimonial</text:p>
          <text:p text:style-name="P82">- Autoria</text:p>
          <text:p text:style-name="P81"><text:span text:style-name="T9">-</text:span><text:span text:style-name="T13"> </text:span><text:span text:style-name="T15">Produção</text:span></text:p>
          <text:p text:style-name="P84">- Descrição</text:p>
          <text:p text:style-name="P86">- Audiovisual</text:p>
          <text:p text:style-name="P85"><text:span text:style-name="T9">- Diagnóstico e</text:span><text:span text:style-name="T14"> </text:span><text:span text:style-name="T9">Intervenção</text:span></text:p>
          <text:p text:style-name="P85"><text:span text:style-name="T9">-</text:span><text:span text:style-name="T21"> Condições de disponibilidade, uso e proteção</text:span></text:p>
          <text:p text:style-name="P86">- Histórico da Procedência</text:p>
          <text:p text:style-name="P86">- Assunto e Descritores</text:p>
          <text:p text:style-name="P86">- Fonte de Informação</text:p>
          <text:p text:style-name="P86">- Responsável pela Pesquisa</text:p>
          <text:p text:style-name="P81"><text:span text:style-name="T21">Estes Campos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22">Seção I</text:span><text:span text:style-name="T21"> deste documento.</text:span></text:p>
        </text:list-item>
        <text:list-item>
          <text:p text:style-name="P81"><text:span text:style-name="T5">Após preencher todos </text:span><text:span text:style-name="T12">os dados desejados, o usuário confirma a operação, selecionando a opção “Salvar”.</text:span></text:p>
        </text:list-item>
        <text:list-item>
          <text:p text:style-name="P81"><text:span text:style-name="T5">O Sistema valida o cadastramento e exibe mensagem </text:span><text:span text:style-name="T12">“Bem Patrimonial cadastrado com sucesso”;</text:span></text:p>
        </text:list-item>
        <text:list-item>
          <text:p text:style-name="P83">O caso de uso termina.</text:p>
        </text:list-item>
      </text:list>
      <text:h text:style-name="P75" text:outline-level="1"><text:soft-page-break/>Fluxos Alternativos</text:h>
      <text:h text:style-name="P79" text:outline-level="2" text:is-list-header="true">Fluxo Alternativo 1</text:h>
      <text:p text:style-name="P23"><text:span text:style-name="T6"><text:tab/></text:span><text:span text:style-name="T11">Se no </text:span><text:span text:style-name="T7">Fluxo Básico</text:span><text:span text:style-name="T11"> a qualquer momento o usuário selecionar a opção “Cancelar” o caso de uso termina.</text:span></text:p>
      <text:p text:style-name="P68"/>
      <text:list xml:id="list40656049" text:style-name="L1">
        <text:list-item>
          <text:list>
            <text:list-header>
              <text:h text:style-name="P80" text:outline-level="2">Fluxo Alternativo 2</text:h>
            </text:list-header>
          </text:list>
        </text:list-item>
      </text:list>
      <text:p text:style-name="P22"><text:tab/><text:span text:style-name="T20">Se no passo 2 do Fluxo Básico </text:span><text:span text:style-name="T16">o catalogador clica em "Salvar” sem ter preenchido </text:span><text:span text:style-name="Fonte_20_parág._20_padrão"><text:span text:style-name="T16">todos os campos obrigatórios</text:span></text:span><text:span text:style-name="Fonte_20_parág._20_padrão"><text:span text:style-name="T7">, então:</text:span></text:span></text:p>
      <text:p text:style-name="P87"><text:s/>1. <text:s/>O sistema exibe a mensagem:</text:p>
      <text:p text:style-name="P88">a. “O campo &lt;nome do campo&gt; não foi preenchido”;</text:p>
      <text:list xml:id="list40647323" text:style-name="L2">
        <text:list-item>
          <text:p text:style-name="P46">O caso de uso retorna ao passo 1 do fluxo básico.</text:p>
          <text:p text:style-name="P47"/>
        </text:list-item>
      </text:list>
      <text:h text:style-name="P75" text:outline-level="1">Pós-condições</text:h>
      <text:list xml:id="list40645317" text:style-name="L3">
        <text:list-item>
          <text:list>
            <text:list-item>
              <text:p text:style-name="P29">Fluxo Básico: Um novo bem patrimonial está cadastrado no banco de dados do sistema.</text:p>
            </text:list-item>
            <text:list-item>
              <text:p text:style-name="P29">Fluxo Alternativo 1: Não há mudanças no banco de dados do sistema.</text:p>
            </text:list-item>
            <text:list-item>
              <text:p text:style-name="P29">Fluxo Alternativo 2: O cadastro do bem patrimonial está pendente.</text:p>
            </text:list-item>
          </text:list>
        </text:list-item>
      </text:list>
      <text:h text:style-name="P78" text:outline-level="2" text:is-list-header="true"/>
      <text:h text:style-name="P76" text:outline-level="1" text:is-list-header="true">Seção I</text:h>
      <text:p text:style-name="P5"><text:span text:style-name="T17">E</text:span><text:span text:style-name="T18">sta seção contém atributos componentes do Padrão de Descrição da Informação </text:span><text:span text:style-name="T37">referente à estrutura da base de dados do Sistema Memória Virtual.</text:span></text:p>
      <text:p text:style-name="P6"/>
      <text:list xml:id="list40673799" text:style-name="L4">
        <text:list-item>
          <text:p text:style-name="P31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42474190" text:continue-numbering="true" text:style-name="L4">
        <text:list-item>
          <text:list>
            <text:list-header>
              <text:p text:style-name="P31">1.2<text:tab/>Natureza do Bem Patrimonial</text:p>
              <text:list>
                <text:list-header>
                  <text:p text:style-name="P32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4"><text:span text:style-name="T38"><text:tab/></text:span>Arqueologico</text:p>
      <text:p text:style-name="P15"><text:span text:style-name="T38"><text:tab/></text:span>Arquivístico</text:p>
      <text:p text:style-name="P15"><text:tab/>Audiovisual</text:p>
      <text:p text:style-name="P15"><text:span text:style-name="T38"><text:tab/></text:span><text:span text:style-name="T36">Bibliográfico</text:span></text:p>
      <text:p text:style-name="P12"><text:tab/>Edificado </text:p>
      <text:p text:style-name="P15"><text:span text:style-name="T38"><text:tab/></text:span>Móvel E Integrado</text:p>
      <text:p text:style-name="P17"><text:tab/>Paisagístico</text:p>
      <text:p text:style-name="P15"/>
      <text:list xml:id="list42478958" text:continue-numbering="true" text:style-name="L4">
        <text:list-item>
          <text:list>
            <text:list-header>
              <text:p text:style-name="P31">1.3<text:tab/>Tipo do Bem Patrimonial</text:p>
              <text:list>
                <text:list-item>
                  <text:list>
                    <text:list-header>
                      <text:p text:style-name="P31"><text:soft-page-break/>Constituído por lista em ordem alfabética auto-completável, com as opções listadas na Natureza do Bem Patrimonial e opção e campo para “Outros”.</text:p>
                      <text:p text:style-name="P31"/>
                    </text:list-header>
                  </text:list>
                </text:list-item>
              </text:list>
              <text:p text:style-name="P31">1.4<text:tab/>Número de Registro</text:p>
              <text:list>
                <text:list-item>
                  <text:list>
                    <text:list-header>
                      <text:p text:style-name="P31">O sistema deverá gerar um número de registro com uma combinação de letras e números, conforme o tipo do Bem Patrimonial e à Instituição a que pertence.</text:p>
                      <text:p text:style-name="P31"/>
                    </text:list-header>
                  </text:list>
                </text:list-item>
              </text:list>
              <text:p text:style-name="P31">1.5<text:tab/>Título</text:p>
              <text:list>
                <text:list-item>
                  <text:list>
                    <text:list-header>
                      <text:p text:style-name="P31">- Campo Editável para o título</text:p>
                      <text:p text:style-name="P31">- Campo Tipo do título, como lista em ordem alfabética auto-completável com as seguintes opções:</text:p>
                      <text:list>
                        <text:list-header>
                          <text:p text:style-name="P35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3"><text:span text:style-name="T38"><text:tab/><text:tab/><text:tab/></text:span>Equivalente</text:p>
      <text:p text:style-name="P13"><text:span text:style-name="T38"><text:tab/><text:tab/><text:tab/></text:span>Atribuído</text:p>
      <text:p text:style-name="P13"><text:span text:style-name="T38"><text:tab/><text:tab/><text:tab/></text:span>Sub-titulo</text:p>
      <text:p text:style-name="P13"><text:span text:style-name="T38"><text:tab/><text:tab/><text:tab/></text:span>Titulo anterior</text:p>
      <text:p text:style-name="P13"><text:span text:style-name="T38"><text:tab/><text:tab/><text:tab/></text:span>Titulo posterior</text:p>
      <text:p text:style-name="P13"><text:span text:style-name="T38"><text:tab/><text:tab/><text:tab/></text:span>Titulo do suplemento</text:p>
      <text:p text:style-name="P16"><text:span text:style-name="T38"><text:tab/><text:tab/><text:tab/></text:span>Titulo correlato</text:p>
      <text:p text:style-name="P16"/>
      <text:p text:style-name="P16"><text:tab/><text:tab/>-Opção para adicionar novo título:</text:p>
      <text:p text:style-name="P26"><text:tab/><text:tab/>Ao selecionar essa opção, o sistema deve repetir os mesmos campos acimas, <text:tab/><text:tab/>para que seja cadastrado um novo título, pois pode ser mais de um.</text:p>
      <text:p text:style-name="P26"><text:tab/></text:p>
      <text:p text:style-name="P26"><text:tab/>-Opção “Complemento”: <text:span text:style-name="T37">Campo Editável;</text:span></text:p>
      <text:p text:style-name="P26"/>
      <text:list xml:id="list42467224" text:continue-numbering="true" text:style-name="L4">
        <text:list-item>
          <text:list>
            <text:list-header>
              <text:p text:style-name="P36">1.6<text:tab/>Coleção, Fundo, Conjunto, Família/Espécie</text:p>
              <text:list text:continue-numbering="true">
                <text:list-header>
                  <text:p text:style-name="P36">-Campo para o nome da coleção à que pertence o item, conforme organização da instituição.</text:p>
                  <text:p text:style-name="P37"/>
                </text:list-header>
              </text:list>
              <text:p text:style-name="P31">1.7<text:tab/>Localização Física Específica</text:p>
              <text:list text:continue-numbering="true">
                <text:list-header>
                  <text:p text:style-name="P31">-Campo Editável para localização física do bem patrimonial no acervo</text:p>
                  <text:p text:style-name="P31"/>
                </text:list-header>
              </text:list>
              <text:p text:style-name="P31">1.8 <text:s/>Coordenadas Geográficas</text:p>
              <text:list text:continue-numbering="true">
                <text:list-header>
                  <text:p text:style-name="P31">-Latitude</text:p>
                  <text:list>
                    <text:list-header>
                      <text:p text:style-name="P31">Campo Editável</text:p>
                    </text:list-header>
                  </text:list>
                  <text:p text:style-name="P31">-Longitude</text:p>
                  <text:list text:continue-numbering="true">
                    <text:list-header>
                      <text:p text:style-name="P31">Campo Editável</text:p>
                    </text:list-header>
                  </text:list>
                </text:list-header>
              </text:list>
              <text:p text:style-name="P31"/>
            </text:list-header>
          </text:list>
        </text:list-item>
        <text:list-item>
          <text:p text:style-name="P31">Autoria</text:p>
        </text:list-item>
      </text:list>
      <text:p text:style-name="P6"/>
      <text:p text:style-name="P27"><text:tab/><text:span text:style-name="T4">Campo em ordem alfabética, auto</text:span><text:span text:style-name="T19">-completável,</text:span><text:span text:style-name="T4"> com a lista de autores já cadastrados conforme caso de uso de Cadastro de Autoria e </text:span><text:span text:style-name="T19">opção para cadastrar novo autor. Ao selecionar cadastrar novo autor, o usuário deve ser levado para o cadastro de autoria, porém, sem perder o cadastro do bem patrimonial.</text:span></text:p>
      <text:p text:style-name="P48"/>
      <text:p text:style-name="P48">-Tipo de Autoria</text:p>
      <text:p text:style-name="P48">Campo em ordem alfabética, auto-completável, com a lista a seguir:</text:p>
      <text:p text:style-name="P28">(pode-se escolher uma ou mais opções) </text:p>
      <text:p text:style-name="P89"><text:tab/><text:tab/>Agência </text:p>
      <text:p text:style-name="P89"><text:tab/><text:tab/>Autor </text:p>
      <text:p text:style-name="P89"><text:tab/><text:tab/>Autor Institucional </text:p>
      <text:p text:style-name="P89"><text:tab/><text:tab/>Co-autor </text:p>
      <text:p text:style-name="P89"><text:soft-page-break/><text:tab/><text:tab/>Compilador </text:p>
      <text:p text:style-name="P89"><text:tab/><text:tab/>Coordenador </text:p>
      <text:p text:style-name="P89"><text:tab/><text:tab/>Diretor </text:p>
      <text:p text:style-name="P89"><text:tab/><text:tab/>Editor </text:p>
      <text:p text:style-name="P89"><text:tab/><text:tab/>Entidade produtora </text:p>
      <text:p text:style-name="P89"><text:tab/><text:tab/>Entrevistador </text:p>
      <text:p text:style-name="P89"><text:tab/><text:tab/>Estudio </text:p>
      <text:p text:style-name="P89"><text:tab/><text:tab/>Fabricante </text:p>
      <text:p text:style-name="P89"><text:tab/><text:tab/>Figurinista </text:p>
      <text:p text:style-name="P89"><text:tab/><text:tab/>Fotografo </text:p>
      <text:p text:style-name="P89"><text:tab/><text:tab/>Ilustrador </text:p>
      <text:p text:style-name="P89"><text:tab/><text:tab/>Palestrante </text:p>
      <text:p text:style-name="P89"><text:tab/><text:tab/>Prefaciador </text:p>
      <text:p text:style-name="P89"><text:tab/><text:tab/>Organizador </text:p>
      <text:p text:style-name="P89"><text:tab/><text:tab/>Tradutor </text:p>
      <text:p text:style-name="P49"/>
      <text:list xml:id="list40658099" text:style-name="L5">
        <text:list-item>
          <text:list>
            <text:list-header>
              <text:p text:style-name="P33"/>
            </text:list-header>
          </text:list>
        </text:list-item>
      </text:list>
      <text:list xml:id="list42464015" text:continue-list="list42467224" text:style-name="L4">
        <text:list-item>
          <text:p text:style-name="P31">Produção</text:p>
        </text:list-item>
      </text:list>
      <text:p text:style-name="P6"/>
      <text:p text:style-name="P6"><text:tab/><text:span text:style-name="T31">Os itens abaixo devem ser do tipo campo editável, abrindo opção para escrita somente se selecionado.</text:span></text:p>
      <text:p text:style-name="P6"/>
      <text:list xml:id="list40658041" text:style-name="L6">
        <text:list-item>
          <text:list>
            <text:list-item>
              <text:p text:style-name="P50">Local <text:tab/></text:p>
            </text:list-item>
            <text:list-item>
              <text:p text:style-name="P50">Ano</text:p>
            </text:list-item>
            <text:list-item>
              <text:p text:style-name="P50">Edição e/ou Reimpressão</text:p>
            </text:list-item>
            <text:list-item>
              <text:p text:style-name="P50">Outras Responsabilidades</text:p>
              <text:p text:style-name="P50"/>
            </text:list-item>
          </text:list>
        </text:list-item>
      </text:list>
      <text:list xml:id="list42468127" text:continue-list="list42464015" text:style-name="L4">
        <text:list-item>
          <text:p text:style-name="P31">Descrição</text:p>
        </text:list-item>
      </text:list>
      <text:p text:style-name="P6"/>
      <text:p text:style-name="P64"><text:tab/>4.1<text:tab/>Características Físicas e Técnicas Executivas</text:p>
      <text:p text:style-name="P67"><text:tab/><text:tab/>Campo editável</text:p>
      <text:p text:style-name="P67"><text:tab/><text:tab/></text:p>
      <text:p text:style-name="P67"><text:tab/><text:tab/>4.1.1 Bens Arquitetonicos</text:p>
      <text:p text:style-name="P67"><text:tab/><text:tab/></text:p>
      <text:p text:style-name="P67"><text:tab/><text:tab/><text:span text:style-name="T42">Condição Topográfica</text:span></text:p>
      <text:p text:style-name="P67"><text:tab/><text:tab/><text:tab/>Lista auto-completável em ordem alfabética com as opções abaixo</text:p>
      <text:p text:style-name="P67"><text:tab/><text:tab/><text:tab/>Acidentada Suave</text:p>
      <text:p text:style-name="P67"><text:tab/><text:tab/><text:tab/>Acidentada Médio</text:p>
      <text:p text:style-name="P67"><text:tab/><text:tab/><text:tab/>Acidentada Abrubta</text:p>
      <text:p text:style-name="P67"><text:tab/><text:tab/><text:tab/>Plano</text:p>
      <text:p text:style-name="P67"><text:tab/><text:tab/></text:p>
      <text:p text:style-name="P67"><text:tab/><text:tab/><text:span text:style-name="T42">Uso</text:span></text:p>
      <text:p text:style-name="P64"><text:tab/><text:tab/><text:tab/>Lista auto-completável em ordem alfabética com as opções abaixo, e com campo editável para especificar, caso a opção seja ''Outras''.</text:p>
      <text:p text:style-name="P64"><text:tab/><text:tab/><text:tab/>Ferroviário</text:p>
      <text:p text:style-name="P64"><text:tab/><text:tab/><text:tab/>Habitacional</text:p>
      <text:p text:style-name="P64"><text:tab/><text:tab/><text:tab/>Produção</text:p>
      <text:p text:style-name="P64"><text:tab/><text:tab/><text:tab/>Religiosa</text:p>
      <text:p text:style-name="P64"><text:tab/><text:tab/><text:tab/>Outras</text:p>
      <text:p text:style-name="P64"/>
      <text:p text:style-name="P64"><text:tab/><text:tab/><text:span text:style-name="T42">Pavimentos</text:span></text:p>
      <text:p text:style-name="P65"><text:tab/><text:tab/><text:tab/>Nº de ambientes</text:p>
      <text:p text:style-name="P65"><text:tab/><text:tab/><text:tab/><text:tab/>Campo editável</text:p>
      <text:p text:style-name="P65"><text:soft-page-break/></text:p>
      <text:p text:style-name="P65"><text:tab/><text:tab/><text:tab/>Nº de pavimentos</text:p>
      <text:p text:style-name="P65"><text:tab/><text:tab/><text:tab/><text:tab/>Campo editável</text:p>
      <text:p text:style-name="P65"/>
      <text:p text:style-name="P65"><text:tab/><text:tab/><text:tab/><text:span text:style-name="T42">Alcova</text:span></text:p>
      <text:p text:style-name="P65"><text:tab/><text:tab/><text:tab/><text:tab/>Tipo Checkbox<text:tab/>Sim - <text:s/>Não</text:p>
      <text:p text:style-name="P65"/>
      <text:p text:style-name="P65"><text:tab/><text:tab/><text:tab/><text:span text:style-name="T42">Porão</text:span></text:p>
      <text:p text:style-name="P64"><text:tab/><text:tab/><text:tab/><text:tab/><text:span text:style-name="T40">Tipo Checkbox<text:tab/>Sim - <text:s/>Não</text:span></text:p>
      <text:p text:style-name="P64"><text:span text:style-name="T40"/></text:p>
      <text:p text:style-name="P64"><text:span text:style-name="T40"><text:tab/><text:tab/><text:tab/></text:span><text:span text:style-name="T42">Sótão</text:span></text:p>
      <text:p text:style-name="P64"><text:span text:style-name="T40"><text:tab/><text:tab/><text:tab/><text:tab/>Tipo Checkbox<text:tab/>Sim - <text:s/>Não</text:span></text:p>
      <text:p text:style-name="P64"><text:span text:style-name="T40"/></text:p>
      <text:p text:style-name="P64"><text:span text:style-name="T40"><text:tab/><text:tab/><text:tab/>Outros</text:span></text:p>
      <text:p text:style-name="P64"><text:span text:style-name="T40"><text:tab/><text:tab/><text:tab/><text:tab/>Campo editável</text:span></text:p>
      <text:p text:style-name="P64"><text:tab/><text:tab/><text:tab/></text:p>
      <text:p text:style-name="P67"><text:tab/>4.1.2 <text:tab/>Bens Naturais</text:p>
      <text:p text:style-name="P67"/>
      <text:p text:style-name="P67"><text:tab/><text:tab/><text:span text:style-name="T42">Relevo</text:span></text:p>
      <text:p text:style-name="P67"><text:tab/><text:tab/>Lista auto-completável em ordem alfabética com as opções abaixo</text:p>
      <text:p text:style-name="P67"><text:tab/><text:tab/><text:tab/>Acidentada Suave</text:p>
      <text:p text:style-name="P67"><text:tab/><text:tab/><text:tab/>Acidentada Médio</text:p>
      <text:p text:style-name="P67"><text:tab/><text:tab/><text:tab/>Acidentada Abrubta</text:p>
      <text:p text:style-name="P67"><text:tab/><text:tab/><text:tab/>Plano</text:p>
      <text:p text:style-name="P67"/>
      <text:p text:style-name="P67"><text:tab/><text:tab/><text:span text:style-name="T42">Características do Meio Antrópico</text:span></text:p>
      <text:p text:style-name="P67"><text:tab/><text:tab/><text:tab/><text:span text:style-name="T40">Campo editável</text:span></text:p>
      <text:p text:style-name="P67"><text:span text:style-name="T40"/></text:p>
      <text:p text:style-name="P67"><text:tab/><text:tab/><text:span text:style-name="T42">Características Ambientais</text:span></text:p>
      <text:p text:style-name="P67"><text:tab/><text:tab/><text:tab/><text:span text:style-name="T40">Campo editável</text:span></text:p>
      <text:p text:style-name="P67"><text:span text:style-name="T40"/></text:p>
      <text:p text:style-name="P67"><text:span text:style-name="T40"/></text:p>
      <text:p text:style-name="P67"><text:span text:style-name="T40"><text:tab/>4.1.3<text:tab/>Bens Arqueológicos</text:span></text:p>
      <text:p text:style-name="P67"><text:span text:style-name="T40"/></text:p>
      <text:p text:style-name="P67"><text:span text:style-name="T40"><text:tab/><text:tab/></text:span><text:span text:style-name="T42">Condição Topográfica</text:span></text:p>
      <text:p text:style-name="P67"><text:span text:style-name="T40"><text:tab/><text:tab/>Lista auto-completável em ordem alfabética com as opções abaixo</text:span></text:p>
      <text:p text:style-name="P67"><text:tab/><text:tab/><text:tab/>Acidentada Suave</text:p>
      <text:p text:style-name="P67"><text:tab/><text:tab/><text:tab/>Acidentada Médio</text:p>
      <text:p text:style-name="P67"><text:tab/><text:tab/><text:tab/>Acidentada Abrubta</text:p>
      <text:p text:style-name="P67"><text:span text:style-name="T40"><text:tab/><text:tab/><text:tab/>Plano</text:span></text:p>
      <text:p text:style-name="P64"/>
      <text:p text:style-name="P64"><text:tab/><text:tab/><text:span text:style-name="T42">Sítio da Paisagem</text:span></text:p>
      <text:p text:style-name="P64"><text:tab/><text:tab/><text:tab/><text:span text:style-name="T40">Campo editável</text:span></text:p>
      <text:p text:style-name="P64"><text:span text:style-name="T40"/></text:p>
      <text:p text:style-name="P64"><text:tab/><text:tab/><text:span text:style-name="T42">Água Próxima</text:span></text:p>
      <text:p text:style-name="P64"><text:span text:style-name="T40"><text:tab/><text:tab/><text:tab/>Campo editável</text:span></text:p>
      <text:p text:style-name="P64"/>
      <text:p text:style-name="P64"><text:tab/><text:tab/><text:span text:style-name="T42">Possui Vegetaçao</text:span></text:p>
      <text:p text:style-name="P65"><text:tab/><text:tab/><text:tab/>Campo editável</text:p>
      <text:p text:style-name="P64"/>
      <text:p text:style-name="P64"><text:tab/><text:tab/><text:span text:style-name="T42">Exposição</text:span></text:p>
      <text:p text:style-name="P64"><text:tab/><text:tab/>Lista auto-completável em ordem alfabética com as opções abaixo</text:p>
      <text:p text:style-name="P67"><text:tab/><text:tab/><text:tab/>Céu Aberto</text:p>
      <text:p text:style-name="P67"><text:soft-page-break/><text:tab/><text:tab/><text:tab/>Abrigada</text:p>
      <text:p text:style-name="P67"><text:tab/><text:tab/><text:tab/>Submersa</text:p>
      <text:p text:style-name="P64"><text:tab/><text:tab/><text:tab/>Soterrada</text:p>
      <text:p text:style-name="P64"/>
      <text:p text:style-name="P64"><text:tab/><text:tab/><text:span text:style-name="T42">Uso Atual</text:span></text:p>
      <text:p text:style-name="P64"><text:tab/><text:tab/><text:tab/><text:span text:style-name="T40">Campo editável</text:span></text:p>
      <text:p text:style-name="P64"><text:span text:style-name="T40"/></text:p>
      <text:p text:style-name="P64"><text:tab/><text:tab/><text:span text:style-name="T42">Outros</text:span></text:p>
      <text:p text:style-name="P64"><text:tab/><text:tab/><text:tab/><text:span text:style-name="T40">Campo editável</text:span></text:p>
      <text:p text:style-name="P64"><text:span text:style-name="T40"/></text:p>
      <text:p text:style-name="P64"><text:span text:style-name="T40"><text:tab/><text:tab/></text:span><text:span text:style-name="T42">Notas</text:span></text:p>
      <text:p text:style-name="P64"><text:span text:style-name="T40"><text:tab/><text:tab/><text:tab/>Campo editável</text:span></text:p>
      <text:p text:style-name="P64"><text:span text:style-name="T40"/></text:p>
      <text:p text:style-name="P67"><text:span text:style-name="T40"><text:s text:c="4"/></text:span></text:p>
      <text:p text:style-name="P64"><text:s text:c="5"/>4.2 <text:s text:c="2"/>Dimensões e Quantificações</text:p>
      <text:p text:style-name="P64"><text:tab/>Campo editável</text:p>
      <text:p text:style-name="P64"/>
      <text:list xml:id="list41362570" text:style-name="L13">
        <text:list-item>
          <text:list>
            <text:list-item>
              <text:list>
                <text:list-header>
                  <text:p text:style-name="P66"><text:s/>4.2.1 Medidas Gerais do Bem Arquitetônico</text:p>
                  <text:list>
                    <text:list-item>
                      <text:list>
                        <text:list-header>
                          <text:p text:style-name="P66"><text:span text:style-name="T10"><text:s/><text:tab/>T</text:span><text:span text:style-name="T23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64"><text:tab/><text:tab/></text:p>
      <text:p text:style-name="P64"><text:tab/><text:tab/>Área Total</text:p>
      <text:p text:style-name="P64"><text:tab/><text:tab/>Altura fachada frontal</text:p>
      <text:p text:style-name="P64"><text:tab/><text:tab/>Altura fachada posterior</text:p>
      <text:p text:style-name="P64"><text:tab/><text:tab/>Largura</text:p>
      <text:p text:style-name="P64"><text:tab/><text:tab/>Profundidade</text:p>
      <text:p text:style-name="P64"><text:tab/><text:tab/>Altura da Cumeeira</text:p>
      <text:p text:style-name="P64"><text:tab/><text:tab/>Altura Total</text:p>
      <text:p text:style-name="P64"><text:tab/><text:tab/>Pé direito térreo</text:p>
      <text:p text:style-name="P64"><text:tab/><text:tab/>Pé direito tipo</text:p>
      <text:p text:style-name="P64"/>
      <text:p text:style-name="P64"><text:tab/><text:span text:style-name="T48"> 4.2.2 Medidas Gerais do Bem Arqueológico</text:span></text:p>
      <text:p text:style-name="P64"><text:span text:style-name="T48"><text:tab/><text:tab/>T</text:span><text:span text:style-name="T32">ipo campo editável, abrindo opção para escrita somente se selecionado.</text:span></text:p>
      <text:p text:style-name="P64"><text:span text:style-name="T48"><text:tab/><text:tab/></text:span></text:p>
      <text:p text:style-name="P64"><text:span text:style-name="T48"><text:tab/><text:tab/>Área Total</text:span></text:p>
      <text:p text:style-name="P64"><text:span text:style-name="T48"><text:tab/><text:tab/>Comprimento</text:span></text:p>
      <text:p text:style-name="P64"><text:span text:style-name="T48"><text:tab/><text:tab/>Altura</text:span></text:p>
      <text:p text:style-name="P64"><text:span text:style-name="T48"><text:tab/><text:tab/>Largura</text:span></text:p>
      <text:p text:style-name="P64"><text:span text:style-name="T48"><text:tab/><text:tab/>Profundidade</text:span></text:p>
      <text:p text:style-name="P64"><text:span text:style-name="T48"/></text:p>
      <text:p text:style-name="P64"><text:span text:style-name="T48"><text:s text:c="4"/><text:tab/> <text:s/>4.3 <text:s/>Conteúdo</text:span></text:p>
      <text:p text:style-name="P64"><text:span text:style-name="T48"><text:tab/><text:tab/>Campo editável</text:span></text:p>
      <text:p text:style-name="P64"><text:span text:style-name="T48"/></text:p>
      <text:p text:style-name="P64"><text:span text:style-name="T48"><text:s text:c="6"/><text:tab/> <text:s/>4.4 Meio de Acesso</text:span></text:p>
      <text:p text:style-name="P64"><text:span text:style-name="T48"><text:tab/><text:tab/>Campo editável</text:span></text:p>
      <text:p text:style-name="P64"><text:tab/></text:p>
      <text:p text:style-name="P64"/>
      <text:p text:style-name="P67"><text:span text:style-name="T40"><text:s/><text:tab/>5. AudioVisual</text:span></text:p>
      <text:p text:style-name="P67"><text:span text:style-name="T40"/></text:p>
      <text:p text:style-name="P67"><text:span text:style-name="T40"><text:tab/>Campo para buscar uma imagem ou um vídeo para fazer upload</text:span></text:p>
      <text:p text:style-name="P69"><text:span text:style-name="T40"><text:tab/>Deve ter opção ''Adicionar nova imagem/vídeo'', no caso em que se queira adicionar mais de uma <text:tab/>imagem.</text:span></text:p>
      <text:p text:style-name="P69"><text:span text:style-name="T40"/></text:p>
      <text:p text:style-name="P69"><text:span text:style-name="T40"/></text:p>
      <text:p text:style-name="P69"><text:soft-page-break/><text:span text:style-name="T40">Título</text:span></text:p>
      <text:p text:style-name="P69"><text:span text:style-name="T40"><text:tab/><text:tab/>Campo editável</text:span></text:p>
      <text:p text:style-name="P69"><text:span text:style-name="T40"/></text:p>
      <text:p text:style-name="P69"><text:span text:style-name="T40">Tipo</text:span></text:p>
      <text:p text:style-name="P69"><text:span text:style-name="T40"><text:tab/><text:tab/>Lista auto-completável em ordem alfabética com as opções abaixo</text:span></text:p>
      <text:p text:style-name="P69"><text:span text:style-name="T40"><text:tab/><text:tab/>Imagem</text:span></text:p>
      <text:p text:style-name="P69"><text:span text:style-name="T40"><text:tab/><text:tab/>Som</text:span></text:p>
      <text:p text:style-name="P69"><text:span text:style-name="T40"><text:tab/><text:tab/>Vídeo</text:span></text:p>
      <text:p text:style-name="P69"><text:span text:style-name="T40"/></text:p>
      <text:p text:style-name="P69"><text:span text:style-name="T40">Descrição</text:span></text:p>
      <text:p text:style-name="P69"><text:span text:style-name="T40"><text:tab/><text:tab/>Campo editável</text:span> <text:s text:c="2"/></text:p>
      <text:p text:style-name="P51"/>
      <text:p text:style-name="P51"/>
      <text:list xml:id="list40657724" text:style-name="L7">
        <text:list-item>
          <text:list>
            <text:list-header>
              <text:p text:style-name="P71">6. Diagnóstico e Intervenção</text:p>
            </text:list-header>
          </text:list>
        </text:list-item>
      </text:list>
      <text:p text:style-name="P70"/>
      <text:p text:style-name="P70"><text:tab/><text:tab/>6.1 Estado de Conservação e Preservação</text:p>
      <text:p text:style-name="P70"><text:tab/><text:tab/><text:tab/><text:tab/>Campo Editável</text:p>
      <text:p text:style-name="P70"><text:tab/><text:tab/></text:p>
      <text:p text:style-name="P70"><text:tab/><text:tab/><text:tab/><text:span text:style-name="T42">Estado de Preservação</text:span></text:p>
      <text:p text:style-name="P70"><text:tab/><text:tab/><text:tab/><text:tab/><text:span text:style-name="T40">Lista auto-completável em ordem alfabética com as opções abaixo</text:span></text:p>
      <text:p text:style-name="P70"><text:tab/><text:tab/><text:tab/><text:tab/>íntegro</text:p>
      <text:p text:style-name="P70"><text:tab/><text:tab/><text:tab/><text:tab/>pouco alterado</text:p>
      <text:p text:style-name="P70"><text:tab/><text:tab/><text:tab/><text:tab/>muito alterado</text:p>
      <text:p text:style-name="P70"><text:tab/><text:tab/><text:tab/><text:tab/>descaracterizado</text:p>
      <text:p text:style-name="P70"/>
      <text:p text:style-name="P70"><text:tab/><text:tab/><text:tab/><text:span text:style-name="T42">Estado de Conservação</text:span></text:p>
      <text:p text:style-name="P70"><text:tab/><text:tab/><text:tab/><text:tab/><text:span text:style-name="T40">Lista auto-completável em ordem alfabética com as opções abaixo</text:span></text:p>
      <text:p text:style-name="P70"><text:tab/><text:tab/><text:tab/><text:tab/>bom</text:p>
      <text:p text:style-name="P70"><text:tab/><text:tab/><text:tab/><text:tab/>precário</text:p>
      <text:p text:style-name="P70"><text:tab/><text:tab/><text:tab/><text:tab/>em arruinamento</text:p>
      <text:p text:style-name="P70"><text:tab/><text:tab/><text:tab/><text:tab/>arruinado</text:p>
      <text:p text:style-name="P70"/>
      <text:p text:style-name="P70"><text:tab/><text:tab/>6.2 Notas Estado de Conservação</text:p>
      <text:p text:style-name="P70"><text:tab/><text:tab/><text:tab/><text:tab/>Campo editável</text:p>
      <text:p text:style-name="P70"/>
      <text:p text:style-name="P70"><text:tab/><text:tab/>6.3 Intervenção no bem</text:p>
      <text:p text:style-name="P70"><text:tab/><text:tab/><text:tab/>Tipo checkbox<text:tab/>Sim – Não</text:p>
      <text:p text:style-name="P70"><text:tab/><text:tab/><text:tab/>Somente se o usuário escolher sim, os campos abaixo devem ser liberados para edição</text:p>
      <text:p text:style-name="P6"/>
      <text:p text:style-name="P6"><text:tab/><text:tab/><text:tab/><text:tab/></text:p>
      <text:list xml:id="list40643878" text:style-name="L8">
        <text:list-item>
          <text:list>
            <text:list-header>
              <text:p text:style-name="P53"><text:s text:c="5"/><text:tab/>Data da intervenção</text:p>
              <text:list>
                <text:list-item>
                  <text:list>
                    <text:list-header>
                      <text:p text:style-name="P53"><text:s/><text:tab/><text:tab/>Campo editável</text:p>
                      <text:p text:style-name="P53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3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53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52"/>
      <text:p text:style-name="P52"><text:tab/>Descrição</text:p>
      <text:p text:style-name="P52"><text:tab/><text:tab/>Campo editável</text:p>
      <text:p text:style-name="P52"><text:tab/></text:p>
      <text:p text:style-name="P52"><text:tab/>Opção para adicionar outra intervenção, caso haja mais de uma.</text:p>
      <text:p text:style-name="P52"/>
      <text:p text:style-name="P73">7. Condições de disponibilidade, uso e proteção</text:p>
      <text:p text:style-name="P6"/>
      <text:list xml:id="list40663945" text:style-name="L9">
        <text:list-item>
          <text:list>
            <text:list-header>
              <text:p text:style-name="P93"><text:soft-page-break/><text:span text:style-name="T33">Disponibilidade:</text:span></text:p>
              <text:list>
                <text:list-header>
                  <text:p text:style-name="P34"><text:span text:style-name="T34">Lista auto-completável em ordem alfabética com as opções abaixo</text:span></text:p>
                </text:list-header>
              </text:list>
            </text:list-header>
          </text:list>
        </text:list-item>
      </text:list>
      <text:p text:style-name="P90"><text:span text:style-name="T24"><text:tab/><text:tab/></text:span><text:span text:style-name="T25">Acervo (Estante, Reserva Técnica, etc); </text:span></text:p>
      <text:p text:style-name="P90"><text:span text:style-name="T24"><text:tab/><text:tab/></text:span><text:span text:style-name="T25">Evento (Exposição, Feira, etc); </text:span></text:p>
      <text:p text:style-name="P90"><text:span text:style-name="T24"><text:tab/><text:tab/></text:span><text:span text:style-name="T25">Exposição Permanente </text:span></text:p>
      <text:p text:style-name="P90"><text:span text:style-name="T24"><text:tab/><text:tab/></text:span><text:span text:style-name="T25">Empréstimo </text:span></text:p>
      <text:p text:style-name="P90"><text:span text:style-name="T24"><text:tab/><text:tab/></text:span><text:span text:style-name="T25">Restauro (Encadernação, Pequenos Consertos, etc). </text:span></text:p>
      <text:p text:style-name="P90"><text:span text:style-name="T24"><text:tab/><text:tab/></text:span><text:span text:style-name="T25">Baixa do Patrimônio </text:span></text:p>
      <text:p text:style-name="P90"><text:span text:style-name="T25"><text:tab/></text:span></text:p>
      <text:p text:style-name="P90"><text:span text:style-name="T25"><text:tab/> Se opção no campo Disponibilidade for ''Acervo'', liberar essa opção para preenchimento</text:span></text:p>
      <text:p text:style-name="P90"><text:span text:style-name="T25"><text:tab/></text:span><text:span text:style-name="T26">Condições de Acesso: </text:span></text:p>
      <text:p text:style-name="P90"><text:span text:style-name="T24"><text:tab/>Tipo Checkbox<text:tab/></text:span></text:p>
      <text:p text:style-name="P90"><text:span text:style-name="T24"><text:tab/><text:tab/></text:span><text:span text:style-name="T25">Livre </text:span></text:p>
      <text:p text:style-name="P90"><text:span text:style-name="T25"><text:tab/> <text:s/></text:span><text:span text:style-name="T24"><text:tab/></text:span><text:span text:style-name="T25">Sob Consulta </text:span></text:p>
      <text:p text:style-name="P90"><text:span text:style-name="T25"/></text:p>
      <text:p text:style-name="P94"><text:span text:style-name="T25">Se opção no campo Disponibilidade for diferente de “Acervo” e “Baixa do Patrimônio”, liberar essa opção para preenchimento</text:span></text:p>
      <text:p text:style-name="P95"><text:span text:style-name="T27">Data de Retorno: </text:span></text:p>
      <text:p text:style-name="P96"><text:span text:style-name="T27"><text:tab/>Campo editável</text:span></text:p>
      <text:p text:style-name="P97"><text:span text:style-name="T25"><text:tab/></text:span></text:p>
      <text:p text:style-name="P97"><text:span text:style-name="T25"><text:tab/></text:span><text:span text:style-name="T26">Condições de Reprodução: </text:span></text:p>
      <text:p text:style-name="P90"><text:span text:style-name="T24"><text:tab/>Tipo Checkbox<text:tab/></text:span></text:p>
      <text:p text:style-name="P90"><text:span text:style-name="T24"><text:tab/><text:tab/></text:span><text:span text:style-name="T25">Não</text:span></text:p>
      <text:p text:style-name="P97"><text:span text:style-name="T25"><text:tab/> <text:s/></text:span><text:span text:style-name="T24"><text:tab/></text:span><text:span text:style-name="T25">Sob Consulta </text:span></text:p>
      <text:p text:style-name="P97"><text:span text:style-name="T25"><text:tab/></text:span></text:p>
      <text:p text:style-name="P97"><text:span text:style-name="T25"><text:tab/>Notas sobre Uso e Aproveitamento</text:span></text:p>
      <text:p text:style-name="P97"><text:span text:style-name="T25"><text:tab/><text:tab/>Campo editável</text:span></text:p>
      <text:p text:style-name="P97"><text:span text:style-name="T25"/></text:p>
      <text:p text:style-name="P97"><text:span text:style-name="T25"><text:tab/></text:span><text:span text:style-name="T26">Proteção: </text:span></text:p>
      <text:p text:style-name="P90"><text:span text:style-name="T24"><text:tab/>Tipo Checkbox<text:tab/></text:span></text:p>
      <text:p text:style-name="P90"><text:span text:style-name="T24"><text:tab/><text:tab/>Sim</text:span></text:p>
      <text:p text:style-name="P90"><text:span text:style-name="T24"><text:tab/><text:tab/></text:span><text:span text:style-name="T25">Não</text:span></text:p>
      <text:p text:style-name="P97"><text:span text:style-name="T25"><text:tab/> <text:s/></text:span><text:span text:style-name="T24"><text:tab/></text:span><text:span text:style-name="T25">Em Processo</text:span></text:p>
      <text:p text:style-name="P97"><text:span text:style-name="T25"/></text:p>
      <text:p text:style-name="P97"><text:span text:style-name="T25"><text:tab/><text:tab/>Caso a opção seja ''Não'', não mostrar os campos abaixo</text:span></text:p>
      <text:p text:style-name="P97"><text:span text:style-name="T25"><text:tab/><text:tab/></text:span><text:span text:style-name="T26">Instituição:</text:span></text:p>
      <text:p text:style-name="P97"><text:span text:style-name="T25"><text:tab/><text:tab/><text:tab/>Campo Editável</text:span></text:p>
      <text:p text:style-name="P97"><text:span text:style-name="T25"><text:tab/></text:span></text:p>
      <text:p text:style-name="P97"><text:span text:style-name="T25"><text:tab/><text:tab/></text:span><text:span text:style-name="T26">Legislação/Número do Processo:</text:span></text:p>
      <text:p text:style-name="P97"><text:span text:style-name="T25"><text:tab/><text:tab/><text:tab/>Campo Editável</text:span></text:p>
      <text:p text:style-name="P98"><text:span text:style-name="T25"/></text:p>
      <text:list xml:id="list42457905" text:continue-numbering="true" text:style-name="L9">
        <text:list-item>
          <text:list>
            <text:list-header>
              <text:p text:style-name="P55"/>
            </text:list-header>
          </text:list>
        </text:list-item>
      </text:list>
      <text:list xml:id="list42476625" text:continue-list="list42468127" text:style-name="L4">
        <text:list-header>
          <text:p text:style-name="P31">8. Histórico e Procedência</text:p>
        </text:list-header>
      </text:list>
      <text:p text:style-name="P6"/>
      <text:list xml:id="list40652785" text:style-name="L10">
        <text:list-header>
          <text:p text:style-name="P39"><text:span text:style-name="T28">Tipo de Aquisição:</text:span></text:p>
          <text:p text:style-name="P39"><text:span text:style-name="T29">Lista auto-completável em ordem alfabética com as opções abaixo</text:span></text:p>
          <text:list>
            <text:list-header>
              <text:p text:style-name="P91"><text:span text:style-name="T25">Compra</text:span></text:p>
            </text:list-header>
          </text:list>
        </text:list-header>
      </text:list>
      <text:p text:style-name="P92"><text:span text:style-name="T25"><text:tab/><text:tab/>Permuta</text:span></text:p>
      <text:p text:style-name="P92"><text:span text:style-name="T25"><text:tab/><text:tab/>Doação Institucional</text:span></text:p>
      <text:p text:style-name="P92"><text:span text:style-name="T25"><text:tab/><text:tab/>Doação Pessoal</text:span></text:p>
      <text:p text:style-name="P92"><text:span text:style-name="T25"><text:tab/><text:tab/>Comodato</text:span></text:p>
      <text:p text:style-name="P25"/>
      <text:p text:style-name="P25"/>
      <text:list xml:id="list42457209" text:continue-numbering="true" text:style-name="L10">
        <text:list-header>
          <text:p text:style-name="P59"><text:soft-page-break/><text:span text:style-name="T26">Valor Venal da Época da Transação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61"><text:span text:style-name="T27"><text:s/><text:tab/>Campo editável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62"><text:span text:style-name="T27"/></text:p>
      <text:list xml:id="list42484905" text:continue-numbering="true" text:style-name="L10">
        <text:list-header>
          <text:p text:style-name="P61"><text:span text:style-name="T26">Dados do Documento de Aquisição:</text:span></text:p>
        </text:list-header>
      </text:list>
      <text:p text:style-name="P62"><text:span text:style-name="T27"><text:tab/>Campo editável</text:span></text:p>
      <text:p text:style-name="P62"><text:span text:style-name="T27"/></text:p>
      <text:p text:style-name="P63"><text:span text:style-name="T27">Primeiro Proprietário</text:span></text:p>
      <text:p text:style-name="P62"><text:span text:style-name="T27"><text:tab/>Campo editável</text:span></text:p>
      <text:p text:style-name="P62"><text:span text:style-name="T27"/></text:p>
      <text:p text:style-name="P63"><text:span text:style-name="T27">Histórico</text:span></text:p>
      <text:p text:style-name="P62"><text:span text:style-name="T27"><text:tab/>Campo editável</text:span></text:p>
      <text:p text:style-name="P62"><text:span text:style-name="T27"/></text:p>
      <text:p text:style-name="P63"><text:span text:style-name="T27">Instrimentos de Pesquisa</text:span></text:p>
      <text:p text:style-name="P62"><text:span text:style-name="T27"><text:tab/>Campo editável</text:span></text:p>
      <text:p text:style-name="P60"/>
      <text:list xml:id="list42467487" text:continue-list="list42476625" text:style-name="L4">
        <text:list-item>
          <text:list>
            <text:list-header>
              <text:p text:style-name="P31"/>
            </text:list-header>
          </text:list>
          <text:p text:style-name="P31">9. Assuntos e Descritores</text:p>
          <text:p text:style-name="P31"/>
          <text:list text:continue-numbering="true">
            <text:list-header>
              <text:p text:style-name="P31">9.1<text:tab/>Descritor</text:p>
              <text:list>
                <text:list-header>
                  <text:p text:style-name="P31">Campo editável com a seguinte Descrição antes de ser preenchido</text:p>
                  <text:p text:style-name="P45"><text:span text:style-name="T37"><text:s/></text:span><text:span text:style-name="T41">Descrição: '' T</text:span><text:span text:style-name="T37">ermos controlados, retirados de um vocabulário pré-definido, que traduzem o conteúdo temático do bem patrimonial. Limite de 5 palavras chave''</text:span></text:p>
                  <text:p text:style-name="P45"><text:span text:style-name="T37"/></text:p>
                  <text:p text:style-name="P45"><text:span text:style-name="T37">Limitar até cinco palavra chave para cada bem patrimonial.</text:span></text:p>
                  <text:p text:style-name="P31"/>
                </text:list-header>
              </text:list>
              <text:p text:style-name="P31">9.2<text:tab/>Assunto</text:p>
              <text:list text:continue-numbering="true">
                <text:list-header>
                  <text:p text:style-name="P38"><text:span text:style-name="T10">Campo editável com a seguinte Descrição antes de ser preenchido</text:span></text:p>
                  <text:p text:style-name="P31"><text:span text:style-name="T40">Descrição:</text:span> palavras-chave que traduzem o conteúdo temático do bem patrimonial </text:p>
                </text:list-header>
              </text:list>
              <text:p text:style-name="P31"/>
            </text:list-header>
          </text:list>
        </text:list-item>
      </text:list>
      <text:p text:style-name="P41"/>
      <text:list xml:id="list42482659" text:continue-numbering="true" text:style-name="L4">
        <text:list-header>
          <text:p text:style-name="P31">10. Fonte de Informação</text:p>
        </text:list-header>
      </text:list>
      <text:p text:style-name="P6"/>
      <text:p text:style-name="P6"><text:tab/><text:tab/>Campo editável com opção de abrir novos campos para mais de uma fonte.</text:p>
      <text:list xml:id="list40667204" text:style-name="L11">
        <text:list-item>
          <text:list>
            <text:list-header>
              <text:p text:style-name="P54"/>
            </text:list-header>
          </text:list>
        </text:list-item>
      </text:list>
      <text:list xml:id="list42478245" text:continue-list="list42482659" text:style-name="L4">
        <text:list-header>
          <text:p text:style-name="P31">11. Responsável pela Pesquisa</text:p>
        </text:list-header>
      </text:list>
      <text:p text:style-name="P6"/>
      <text:p text:style-name="P6"><text:tab/>Os Campos Abaixo são do tipo editáveis, com opção de adiconar mais de um responsável pela <text:tab/>pesquisa</text:p>
      <text:p text:style-name="P25"/>
      <text:list xml:id="list40673852" text:style-name="L12">
        <text:list-item>
          <text:list>
            <text:list-header>
              <text:p text:style-name="P56">12.1<text:tab/>Nome</text:p>
              <text:p text:style-name="P56">12.2<text:tab/>Data</text:p>
              <text:p text:style-name="P56">12.3<text:tab/>Notas do Pesquisador</text:p>
            </text:list-header>
          </text:list>
        </text:list-item>
      </text:list>
      <text:p text:style-name="P25"/>
      <text:p text:style-name="P24"><text:tab/></text:p>
      <text:p text:style-name="P6"/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4" svg:font-family="Tahoma"/>
    <style:font-face style:name="Times New Roman1" svg:font-family="'Times New Roman', serif"/>
    <style:font-face style:name="Tahoma3" svg:font-family="Tahoma" style:font-family-generic="swiss"/>
    <style:font-face style:name="Tahoma" svg:font-family="Tahoma, Tahoma" style:font-family-generic="swiss"/>
    <style:font-face style:name="Verdana1" svg:font-family="Verdana" style:font-family-generic="swiss"/>
    <style:font-face style:name="Verdana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8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9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69</meta:editing-cycles>
    <meta:editing-duration>PT7H24M57S</meta:editing-duration>
    <meta:generator>BrOffice/3.3$Win32 LibreOffice_project/330m19$Build-301</meta:generator>
    <dc:date>2012-05-08T22:33:43.84</dc:date>
    <meta:document-statistic meta:table-count="2" meta:image-count="1" meta:object-count="0" meta:page-count="9" meta:paragraph-count="334" meta:word-count="1477" meta:character-count="10101"/>
  </office:meta>
</office:document-meta>
</file>